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2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RALTA CUEVA, SHULIANA KARI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02604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J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043156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ERALTA CUEVA, SHULIANA KARI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02604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043156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CUEVA CACHO, CRISTINA ELENA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26637461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0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05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2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25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3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3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6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2/10/2021</text:p>
          </table:table-cell>
          <table:table-cell table:style-name="Tabla2.A3" office:value-type="string">
            <text:p text:style-name="P22">37901278</text:p>
          </table:table-cell>
          <table:table-cell table:style-name="Tabla2.D3" office:value-type="string">
            <text:p text:style-name="P23">76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8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2T23:27:5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